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QueryBuilder.getOccursValue( Element clauseEl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ooleanQueryBuilder.getQuery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oleanQueryBuilder.BooleanQueryBuilder( Query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